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900000121581B2A8A64FAF1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e" svg:font-family="Calibre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794cm" fo:min-width="3.174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9.797cm" fo:min-width="3.338cm" fo:padding-top="0.145cm" fo:padding-bottom="0.145cm" fo:padding-left="0.27cm" fo:padding-right="0.27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794cm" fo:min-width="3.828cm"/>
      <style:paragraph-properties style:writing-mode="lr-tb"/>
    </style:style>
    <style:style style:name="gr6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6cm" fo:min-width="3.108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5cm" fo:min-width="3.108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7cm" fo:min-width="3.108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6cm" fo:min-width="0.892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5cm" fo:min-width="0.892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7cm" fo:min-width="0.892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4.807cm" fo:min-width="0.717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.794cm" fo:min-width="4.327cm"/>
      <style:paragraph-properties style:writing-mode="lr-tb"/>
    </style:style>
    <style:style style:name="gr14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31cm" fo:min-width="1.06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31cm" fo:min-width="0.36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12cm" fo:min-width="1.06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5cm"/>
      <style:paragraph-properties style:writing-mode="lr-tb"/>
    </style:style>
    <style:style style:name="gr19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01cm" fo:min-width="1.16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0.26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1cm" fo:min-width="1.06cm" fo:padding-top="0.145cm" fo:padding-bottom="0.145cm" fo:padding-left="0.27cm" fo:padding-right="0.27cm"/>
      <style:paragraph-properties style:writing-mode="lr-tb"/>
    </style:style>
    <style:style style:name="gr22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2.26cm" fo:padding-top="0.145cm" fo:padding-bottom="0.145cm" fo:padding-left="0.27cm" fo:padding-right="0.27cm"/>
      <style:paragraph-properties style:writing-mode="lr-tb"/>
    </style:style>
    <style:style style:name="gr23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1cm" fo:min-width="0.76cm" fo:padding-top="0.145cm" fo:padding-bottom="0.145cm" fo:padding-left="0.27cm" fo:padding-right="0.27cm"/>
      <style:paragraph-properties style:writing-mode="lr-tb"/>
    </style:style>
    <style:style style:name="gr2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1cm" fo:min-width="1.06cm" fo:padding-top="0.145cm" fo:padding-bottom="0.145cm" fo:padding-left="0.27cm" fo:padding-right="0.27cm"/>
      <style:paragraph-properties style:writing-mode="lr-tb"/>
    </style:style>
    <style:style style:name="gr2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26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22cm" fo:padding-top="0.145cm" fo:padding-bottom="0.145cm" fo:padding-left="0.27cm" fo:padding-right="0.27cm"/>
    </style:style>
    <style:style style:name="gr2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2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22cm" fo:padding-top="0.145cm" fo:padding-bottom="0.145cm" fo:padding-left="0.27cm" fo:padding-right="0.27cm"/>
      <style:paragraph-properties style:writing-mode="lr-tb"/>
    </style:style>
    <style:style style:name="gr29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</style:style>
    <style:style style:name="gr3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3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31cm" fo:min-width="1.06cm" fo:padding-top="0.145cm" fo:padding-bottom="0.145cm" fo:padding-left="0.27cm" fo:padding-right="0.27cm"/>
    </style:style>
    <style:style style:name="gr3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3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3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22cm" fo:padding-top="0.145cm" fo:padding-bottom="0.145cm" fo:padding-left="0.27cm" fo:padding-right="0.27cm"/>
      <style:paragraph-properties style:writing-mode="lr-tb"/>
    </style:style>
    <style:style style:name="gr35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3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3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3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3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4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22cm" fo:padding-top="0.145cm" fo:padding-bottom="0.145cm" fo:padding-left="0.27cm" fo:padding-right="0.27cm"/>
      <style:paragraph-properties style:writing-mode="lr-tb"/>
    </style:style>
    <style:style style:name="gr4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4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4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/>
      <style:text-properties style:font-name="Arial1" fo:font-size="18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style:font-name="Arial1"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font-name="Calibri1" fo:font-size="18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style:font-name="Calibri1" fo:font-size="18pt" style:font-size-asian="18pt" style:font-size-complex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style:font-name="Calibri1" fo:font-size="18pt" style:font-size-asian="18pt" style:font-size-complex="18pt"/>
    </style:style>
    <style:style style:name="P12" style:family="paragraph">
      <loext:graphic-properties draw:fill="none"/>
      <style:paragraph-properties fo:text-align="center" style:writing-mode="lr-tb"/>
      <style:text-properties style:font-name="Calibri1" fo:font-size="18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1" fo:font-size="18pt" style:font-size-asian="18pt" style:font-size-complex="18pt"/>
    </style:style>
    <style:style style:name="P14" style:family="paragraph">
      <loext:graphic-properties draw:fill="none"/>
      <style:paragraph-properties fo:text-align="center" style:writing-mode="lr-tb"/>
      <style:text-properties style:font-name="Arial1" fo:font-size="18pt" style:font-size-asian="18pt" style:font-size-complex="18pt"/>
    </style:style>
    <style:style style:name="P15" style:family="paragraph">
      <style:paragraph-properties fo:text-align="center" style:writing-mode="lr-tb"/>
      <style:text-properties style:font-name="Arial1" fo:font-size="18pt" style:font-size-asian="18pt" style:font-size-complex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Arial1"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Arial1" fo:font-size="18pt" style:font-size-asian="18pt" style:font-size-complex="18pt"/>
    </style:style>
    <style:style style:name="T3" style:family="text">
      <style:text-properties style:font-name="Calibri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HASH TABL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3" xml:id="id1" draw:id="id1" draw:layer="layout" svg:width="3.674cm" svg:height="1.044cm" svg:x="4.575cm" svg:y="6.822cm">
          <text:p text:style-name="P2"><text:span text:style-name="T2">John Smith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515cm" svg:height="8.467cm" svg:x="0.164cm" svg:y="-9.878cm">
          <draw:image xlink:href="Pictures/100000000000018900000121581B2A8A64FAF18F.png" xlink:type="simple" xlink:show="embed" xlink:actuate="onLoad" loext:mime-type="image/png">
            <text:p/>
          </draw:image>
        </draw:frame>
        <draw:custom-shape draw:style-name="gr2" draw:text-style-name="P3" xml:id="id3" draw:id="id3" draw:layer="layout" svg:width="3.674cm" svg:height="1.044cm" svg:x="4.575cm" svg:y="9.4cm">
          <text:p text:style-name="P2"><text:span text:style-name="T2">Lisa Smit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3.674cm" svg:height="1.044cm" svg:x="4.575cm" svg:y="11.678cm">
          <text:p text:style-name="P2"><text:span text:style-name="T2">Sandra De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38cm" svg:height="10.047cm" svg:x="9.984cm" svg:y="5.4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74cm" svg:height="1.044cm" svg:x="4.575cm" svg:y="4.022cm">
          <text:p text:style-name="P2"><text:span text:style-name="T2">Key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328cm" svg:height="1.044cm" svg:x="16.042cm" svg:y="4.022cm">
          <text:p text:style-name="P2"><text:span text:style-name="T2">Bucket Array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3.648cm" svg:height="1.256cm" svg:x="17.09cm" svg:y="5.47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648cm" svg:height="1.256cm" svg:x="17.09cm" svg:y="6.731cm">
            <text:p text:style-name="P4">521-8976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648cm" svg:height="1.255cm" svg:x="17.09cm" svg:y="7.987cm">
            <text:p text:style-name="P4">521-8976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648cm" svg:height="1.256cm" svg:x="17.09cm" svg:y="9.24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648cm" svg:height="1.255cm" svg:x="17.09cm" svg:y="11.75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648cm" svg:height="1.257cm" svg:x="17.09cm" svg:y="13.01cm">
            <text:p text:style-name="P4">521-8976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648cm" svg:height="1.255cm" svg:x="17.09cm" svg:y="14.26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.432cm" svg:height="1.256cm" svg:x="15.658cm" svg:y="5.475cm">
            <text:p text:style-name="P4">000</text:p>
            <draw:enhanced-geometry svg:viewBox="0 0 21600 21600" draw:type="rectangle" draw:enhanced-path="M 0 0 L 21600 0 21600 21600 0 21600 0 0 Z N"/>
          </draw:custom-shape>
          <draw:custom-shape draw:style-name="gr9" draw:text-style-name="P5" xml:id="id4" draw:id="id4" draw:layer="layout" svg:width="1.432cm" svg:height="1.256cm" svg:x="15.658cm" svg:y="6.731cm">
            <text:p text:style-name="P4">001</text:p>
            <draw:enhanced-geometry svg:viewBox="0 0 21600 21600" draw:type="rectangle" draw:enhanced-path="M 0 0 L 21600 0 21600 21600 0 21600 0 0 Z N"/>
          </draw:custom-shape>
          <draw:custom-shape draw:style-name="gr10" draw:text-style-name="P5" xml:id="id2" draw:id="id2" draw:layer="layout" svg:width="1.432cm" svg:height="1.255cm" svg:x="15.658cm" svg:y="7.987cm">
            <text:p text:style-name="P4">002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.432cm" svg:height="1.256cm" svg:x="15.658cm" svg:y="9.242cm">
            <text:p text:style-name="P4">003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1.432cm" svg:height="1.255cm" svg:x="15.658cm" svg:y="11.755cm">
            <text:p text:style-name="P4">013</text:p>
            <draw:enhanced-geometry svg:viewBox="0 0 21600 21600" draw:type="rectangle" draw:enhanced-path="M 0 0 L 21600 0 21600 21600 0 21600 0 0 Z N"/>
          </draw:custom-shape>
          <draw:custom-shape draw:style-name="gr11" draw:text-style-name="P5" xml:id="id6" draw:id="id6" draw:layer="layout" svg:width="1.432cm" svg:height="1.257cm" svg:x="15.658cm" svg:y="13.01cm">
            <text:p text:style-name="P4">014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1.432cm" svg:height="1.255cm" svg:x="15.658cm" svg:y="14.267cm">
            <text:p text:style-name="P4">015</text:p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1.257cm" svg:height="5.097cm" draw:transform="rotate (-1.5707963267949) translate (20.755cm 10.498cm)">
            <text:p text:style-name="P6"><text:span text:style-name="T3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3" draw:layer="layout" svg:width="4.827cm" svg:height="1.044cm" svg:x="9.49cm" svg:y="4.022cm">
          <text:p text:style-name="P2"><text:span text:style-name="T2">Hash Function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curve" svg:x1="8.249cm" svg:y1="7.344cm" svg:x2="15.658cm" svg:y2="8.614cm" draw:start-shape="id1" draw:start-glue-point="1" draw:end-shape="id2" draw:end-glue-point="3" svg:d="M8249 7344c5542 0 1838 1270 7409 1270" svg:viewBox="0 0 7410 1271">
          <text:p/>
        </draw:connector>
        <draw:connector draw:style-name="gr14" draw:text-style-name="P8" draw:layer="layout" draw:type="curve" svg:x1="8.249cm" svg:y1="9.922cm" svg:x2="15.658cm" svg:y2="7.359cm" draw:start-shape="id3" draw:start-glue-point="1" draw:end-shape="id4" draw:end-glue-point="3" svg:d="M8249 9922c5542 0 1838-2563 7409-2563" svg:viewBox="0 0 7410 2564">
          <text:p/>
        </draw:connector>
        <draw:connector draw:style-name="gr14" draw:text-style-name="P8" draw:layer="layout" draw:type="curve" svg:x1="8.249cm" svg:y1="12.2cm" svg:x2="15.658cm" svg:y2="13.638cm" draw:start-shape="id5" draw:start-glue-point="1" draw:end-shape="id6" svg:d="M8249 12200c5542 0 1838 1438 7409 1438" svg:viewBox="0 0 7410 1439">
          <text:p/>
        </draw:connector>
      </draw:page>
      <draw:page draw:name="page3" draw:style-name="dp1" draw:master-page-name="Default">
        <draw:custom-shape draw:style-name="gr15" draw:text-style-name="P9" draw:layer="layout" svg:width="1.6cm" svg:height="1.6cm" svg:x="8.802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6cm" svg:height="1.6cm" svg:x="8.802cm" svg:y="13.909cm">
          <text:p text:style-name="P10">3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8" draw:id="id8" draw:layer="layout" svg:width="1.6cm" svg:height="1.6cm" svg:x="8.802cm" svg:y="9.109cm">
          <text:p text:style-name="P10">8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9" draw:id="id9" draw:layer="layout" svg:width="1.6cm" svg:height="1.6cm" svg:x="8.802cm" svg:y="10.709cm">
          <text:p text:style-name="P10">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11" draw:id="id11" draw:layer="layout" svg:width="1.6cm" svg:height="1.6cm" svg:x="8.802cm" svg:y="5.909cm">
          <text:p text:style-name="P10">7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7" draw:id="id7" draw:layer="layout" svg:width="1.6cm" svg:height="1.6cm" svg:x="8.802cm" svg:y="7.509cm">
          <text:p text:style-name="P10">3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6cm" svg:height="1.6cm" svg:x="8.802cm" svg:y="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2cm" svg:y="4.3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1cm" svg:y="5.909cm">
          <text:p text:style-name="P10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1cm" svg:y="7.509cm">
          <text:p text:style-name="P1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cm" svg:y="9.109cm">
          <text:p text:style-name="P1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2cm" svg:y="10.709cm">
          <text:p text:style-name="P1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1cm" svg:y="12.309cm">
          <text:p text:style-name="P1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1cm" svg:y="13.909cm">
          <text:p text:style-name="P10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6cm" svg:height="0.802cm" draw:transform="rotate (-0.00261799387799158) translate (8.805cm 15.496cm)">
          <text:p text:style-name="P11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5.5cm" svg:height="1.6cm" svg:x="0cm" svg:y="-2.2cm">
          <text:p text:style-name="P1"><text:span text:style-name="T1">Linear probing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curve" svg:x1="10.402cm" svg:y1="8.309cm" svg:x2="10.402cm" svg:y2="9.909cm" draw:start-shape="id7" draw:start-glue-point="1" draw:end-shape="id8" svg:d="M10402 8309c780 0 780 1600 0 1600" svg:viewBox="0 0 586 1601">
          <text:p/>
        </draw:connector>
        <draw:connector draw:style-name="gr14" draw:text-style-name="P8" draw:layer="layout" draw:type="curve" svg:x1="10.402cm" svg:y1="9.909cm" svg:x2="10.402cm" svg:y2="11.509cm" draw:start-shape="id8" draw:start-glue-point="1" draw:end-shape="id9" draw:end-glue-point="1" svg:d="M10402 9909c780 0 780 1600 0 1600" svg:viewBox="0 0 586 1601">
          <text:p/>
        </draw:connector>
        <draw:connector draw:style-name="gr14" draw:text-style-name="P8" draw:layer="layout" draw:type="curve" svg:x1="11.6cm" svg:y1="6.709cm" svg:x2="10.402cm" svg:y2="6.709cm" draw:start-shape="id10" draw:start-glue-point="3" draw:end-shape="id11" draw:end-glue-point="1" svg:d="M11600 6709h-1198" svg:viewBox="0 0 1199 1">
          <text:p/>
        </draw:connector>
        <draw:custom-shape draw:style-name="gr19" draw:text-style-name="P9" xml:id="id10" draw:id="id10" draw:layer="layout" svg:width="1.7cm" svg:height="1.3cm" svg:x="11.6cm" svg:y="6.059cm">
          <text:p text:style-name="P10"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8cm" svg:height="1cm" svg:x="11.043cm" svg:y="8.6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8cm" svg:height="1cm" svg:x="11.043cm" svg:y="10.2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0.402cm" svg:y1="6.709cm" svg:x2="10.402cm" svg:y2="8.309cm" draw:start-shape="id11" draw:start-glue-point="1" draw:end-shape="id7" draw:end-glue-point="1" svg:d="M10402 6709c780 0 780 1600 0 1600" svg:viewBox="0 0 586 1601">
          <text:p/>
        </draw:connector>
        <draw:custom-shape draw:style-name="gr20" draw:text-style-name="P9" draw:layer="layout" svg:width="0.8cm" svg:height="1cm" svg:x="11.043cm" svg:y="7.0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17" draw:id="id17" draw:layer="layout" svg:width="1.6cm" svg:height="1.6cm" svg:x="17.502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6cm" svg:height="1.6cm" svg:x="17.502cm" svg:y="13.9cm">
          <text:p text:style-name="P10">3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13" draw:id="id13" draw:layer="layout" svg:width="1.6cm" svg:height="1.6cm" svg:x="17.502cm" svg:y="9.1cm">
          <text:p text:style-name="P10">8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14" draw:id="id14" draw:layer="layout" svg:width="1.6cm" svg:height="1.6cm" svg:x="17.502cm" svg:y="10.7cm">
          <text:p text:style-name="P10">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16" draw:id="id16" draw:layer="layout" svg:width="1.6cm" svg:height="1.6cm" svg:x="17.502cm" svg:y="5.9cm">
          <text:p text:style-name="P10">7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12" draw:id="id12" draw:layer="layout" svg:width="1.6cm" svg:height="1.6cm" svg:x="17.502cm" svg:y="7.5cm">
          <text:p text:style-name="P10">3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6cm" svg:height="1.6cm" svg:x="17.50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2cm" svg:y="4.3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1cm" svg:y="5.9cm">
          <text:p text:style-name="P10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1cm" svg:y="7.5cm">
          <text:p text:style-name="P1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cm" svg:y="9.1cm">
          <text:p text:style-name="P1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2cm" svg:y="10.7cm">
          <text:p text:style-name="P1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1cm" svg:y="12.3cm">
          <text:p text:style-name="P1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1cm" svg:y="13.9cm">
          <text:p text:style-name="P10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1.6cm" svg:height="0.8cm" draw:transform="rotate (-0.00261799387799158) translate (17.505cm 15.487cm)">
          <text:p text:style-name="P13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9.102cm" svg:y1="8.3cm" svg:x2="19.102cm" svg:y2="9.9cm" draw:start-shape="id12" draw:start-glue-point="1" draw:end-shape="id13" svg:d="M19102 8300c780 0 780 1600 0 1600" svg:viewBox="0 0 586 1601">
          <text:p/>
        </draw:connector>
        <draw:connector draw:style-name="gr14" draw:text-style-name="P8" draw:layer="layout" draw:type="curve" svg:x1="19.102cm" svg:y1="9.9cm" svg:x2="19.102cm" svg:y2="11.5cm" draw:start-shape="id13" draw:start-glue-point="1" draw:end-shape="id14" draw:end-glue-point="1" svg:d="M19102 9900c780 0 780 1600 0 1600" svg:viewBox="0 0 586 1601">
          <text:p/>
        </draw:connector>
        <draw:connector draw:style-name="gr14" draw:text-style-name="P8" draw:layer="layout" draw:type="curve" svg:x1="20.3cm" svg:y1="6.7cm" svg:x2="19.102cm" svg:y2="6.7cm" draw:start-shape="id15" draw:start-glue-point="3" draw:end-shape="id16" draw:end-glue-point="1" svg:d="M20300 6700h-1198" svg:viewBox="0 0 1199 1">
          <text:p/>
        </draw:connector>
        <draw:custom-shape draw:style-name="gr19" draw:text-style-name="P9" xml:id="id15" draw:id="id15" draw:layer="layout" svg:width="1.7cm" svg:height="1.3cm" svg:x="20.3cm" svg:y="6.05cm">
          <text:p text:style-name="P10"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8cm" svg:height="1cm" svg:x="19.743cm" svg:y="8.6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8cm" svg:height="1cm" svg:x="19.743cm" svg:y="10.2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9.102cm" svg:y1="6.7cm" svg:x2="19.102cm" svg:y2="8.3cm" draw:start-shape="id16" draw:start-glue-point="1" draw:end-shape="id12" draw:end-glue-point="1" svg:d="M19102 6700c780 0 780 1600 0 1600" svg:viewBox="0 0 586 1601">
          <text:p/>
        </draw:connector>
        <draw:custom-shape draw:style-name="gr20" draw:text-style-name="P9" draw:layer="layout" svg:width="0.8cm" svg:height="1cm" svg:x="19.743cm" svg:y="7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9.102cm" svg:y1="11.5cm" svg:x2="19.102cm" svg:y2="13.1cm" draw:start-shape="id14" draw:start-glue-point="1" draw:end-shape="id17" draw:end-glue-point="1" svg:d="M19102 11500c780 0 780 1600 0 1600" svg:viewBox="0 0 586 1601">
          <text:p/>
        </draw:connector>
        <draw:custom-shape draw:style-name="gr20" draw:text-style-name="P9" draw:layer="layout" svg:width="0.8cm" svg:height="1cm" svg:x="19.734cm" svg:y="11.8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2.8cm" svg:height="1cm" svg:x="10.7cm" svg:y="11.509cm">
          <text:p text:style-name="P10">success!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1.3cm" svg:height="0.8cm" svg:x="19.5cm" svg:y="13.109cm">
          <text:p text:style-name="P10">fail!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1.6cm" svg:height="0.8cm" draw:transform="rotate (-0.00261799387799158) translate (8.805cm 17.008cm)">
          <text:p text:style-name="P15"><text:span text:style-name="T2">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1.6cm" svg:height="0.8cm" draw:transform="rotate (-0.00261799387799158) translate (17.502cm 17.009cm)">
          <text:p text:style-name="P15"><text:span text:style-name="T2">b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18" draw:text-style-name="P1" draw:layer="layout" svg:width="5.5cm" svg:height="1.6cm" svg:x="0cm" svg:y="-2.2cm">
          <text:p text:style-name="P1"><text:span text:style-name="T1">quadratic prob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6cm" svg:height="1.6cm" svg:x="8.802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6cm" svg:height="1.6cm" svg:x="8.802cm" svg:y="13.909cm">
          <text:p text:style-name="P10">3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19" draw:id="id19" draw:layer="layout" svg:width="1.6cm" svg:height="1.6cm" svg:x="8.802cm" svg:y="9.109cm">
          <text:p text:style-name="P10">8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20" draw:id="id20" draw:layer="layout" svg:width="1.6cm" svg:height="1.6cm" svg:x="8.802cm" svg:y="10.709cm">
          <text:p text:style-name="P10">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22" draw:id="id22" draw:layer="layout" svg:width="1.6cm" svg:height="1.6cm" svg:x="8.802cm" svg:y="5.909cm">
          <text:p text:style-name="P10">7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18" draw:id="id18" draw:layer="layout" svg:width="1.6cm" svg:height="1.6cm" svg:x="8.802cm" svg:y="7.509cm">
          <text:p text:style-name="P10">3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6cm" svg:height="1.6cm" svg:x="8.802cm" svg:y="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2cm" svg:y="4.3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1cm" svg:y="5.909cm">
          <text:p text:style-name="P10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1cm" svg:y="7.509cm">
          <text:p text:style-name="P1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cm" svg:y="9.109cm">
          <text:p text:style-name="P1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2cm" svg:y="10.709cm">
          <text:p text:style-name="P1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1cm" svg:y="12.309cm">
          <text:p text:style-name="P1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1cm" svg:y="13.909cm">
          <text:p text:style-name="P10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6cm" svg:height="0.802cm" draw:transform="rotate (-0.00261799387799158) translate (8.805cm 15.496cm)">
          <text:p text:style-name="P11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0.402cm" svg:y1="8.309cm" svg:x2="10.402cm" svg:y2="9.909cm" draw:start-shape="id18" draw:start-glue-point="1" draw:end-shape="id19" svg:d="M10402 8309c780 0 780 1600 0 1600" svg:viewBox="0 0 586 1601">
          <text:p/>
        </draw:connector>
        <draw:connector draw:style-name="gr14" draw:text-style-name="P8" draw:layer="layout" draw:type="curve" svg:x1="10.402cm" svg:y1="9.909cm" svg:x2="10.402cm" svg:y2="11.509cm" draw:start-shape="id19" draw:start-glue-point="1" draw:end-shape="id20" draw:end-glue-point="1" svg:d="M10402 9909c780 0 780 1600 0 1600" svg:viewBox="0 0 586 1601">
          <text:p/>
        </draw:connector>
        <draw:connector draw:style-name="gr14" draw:text-style-name="P8" draw:layer="layout" draw:type="curve" svg:x1="11.6cm" svg:y1="6.709cm" svg:x2="10.402cm" svg:y2="6.709cm" draw:start-shape="id21" draw:start-glue-point="3" draw:end-shape="id22" draw:end-glue-point="1" svg:d="M11600 6709h-1198" svg:viewBox="0 0 1199 1">
          <text:p/>
        </draw:connector>
        <draw:custom-shape draw:style-name="gr19" draw:text-style-name="P9" xml:id="id21" draw:id="id21" draw:layer="layout" svg:width="1.7cm" svg:height="1.3cm" svg:x="11.6cm" svg:y="6.059cm">
          <text:p text:style-name="P10"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8cm" svg:height="1cm" svg:x="11.043cm" svg:y="8.6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8cm" svg:height="1cm" svg:x="11.043cm" svg:y="10.2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0.402cm" svg:y1="6.709cm" svg:x2="10.402cm" svg:y2="8.309cm" draw:start-shape="id22" draw:start-glue-point="1" draw:end-shape="id18" draw:end-glue-point="1" svg:d="M10402 6709c780 0 780 1600 0 1600" svg:viewBox="0 0 586 1601">
          <text:p/>
        </draw:connector>
        <draw:custom-shape draw:style-name="gr20" draw:text-style-name="P9" draw:layer="layout" svg:width="0.8cm" svg:height="1cm" svg:x="11.043cm" svg:y="7.0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28" draw:id="id28" draw:layer="layout" svg:width="1.6cm" svg:height="1.6cm" svg:x="17.502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6cm" svg:height="1.6cm" svg:x="17.502cm" svg:y="13.9cm">
          <text:p text:style-name="P10">3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24" draw:id="id24" draw:layer="layout" svg:width="1.6cm" svg:height="1.6cm" svg:x="17.502cm" svg:y="9.1cm">
          <text:p text:style-name="P10">8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25" draw:id="id25" draw:layer="layout" svg:width="1.6cm" svg:height="1.6cm" svg:x="17.502cm" svg:y="10.7cm">
          <text:p text:style-name="P10">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27" draw:id="id27" draw:layer="layout" svg:width="1.6cm" svg:height="1.6cm" svg:x="17.502cm" svg:y="5.9cm">
          <text:p text:style-name="P10">7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23" draw:id="id23" draw:layer="layout" svg:width="1.6cm" svg:height="1.6cm" svg:x="17.502cm" svg:y="7.5cm">
          <text:p text:style-name="P10">3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6cm" svg:height="1.6cm" svg:x="17.50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2cm" svg:y="4.3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1cm" svg:y="5.9cm">
          <text:p text:style-name="P10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1cm" svg:y="7.5cm">
          <text:p text:style-name="P1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cm" svg:y="9.1cm">
          <text:p text:style-name="P1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2cm" svg:y="10.7cm">
          <text:p text:style-name="P1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1cm" svg:y="12.3cm">
          <text:p text:style-name="P1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1cm" svg:y="13.9cm">
          <text:p text:style-name="P10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1.6cm" svg:height="0.8cm" draw:transform="rotate (-0.00261799387799158) translate (17.505cm 15.487cm)">
          <text:p text:style-name="P13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9.102cm" svg:y1="8.3cm" svg:x2="19.102cm" svg:y2="9.9cm" draw:start-shape="id23" draw:start-glue-point="1" draw:end-shape="id24" svg:d="M19102 8300c780 0 780 1600 0 1600" svg:viewBox="0 0 586 1601">
          <text:p/>
        </draw:connector>
        <draw:connector draw:style-name="gr14" draw:text-style-name="P8" draw:layer="layout" draw:type="curve" svg:x1="19.102cm" svg:y1="9.9cm" svg:x2="19.102cm" svg:y2="11.5cm" draw:start-shape="id24" draw:start-glue-point="1" draw:end-shape="id25" draw:end-glue-point="1" svg:d="M19102 9900c780 0 780 1600 0 1600" svg:viewBox="0 0 586 1601">
          <text:p/>
        </draw:connector>
        <draw:connector draw:style-name="gr14" draw:text-style-name="P8" draw:layer="layout" draw:type="curve" svg:x1="20.3cm" svg:y1="6.7cm" svg:x2="19.102cm" svg:y2="6.7cm" draw:start-shape="id26" draw:start-glue-point="3" draw:end-shape="id27" draw:end-glue-point="1" svg:d="M20300 6700h-1198" svg:viewBox="0 0 1199 1">
          <text:p/>
        </draw:connector>
        <draw:custom-shape draw:style-name="gr19" draw:text-style-name="P9" xml:id="id26" draw:id="id26" draw:layer="layout" svg:width="1.7cm" svg:height="1.3cm" svg:x="20.3cm" svg:y="6.05cm">
          <text:p text:style-name="P10"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8cm" svg:height="1cm" svg:x="19.743cm" svg:y="8.6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8cm" svg:height="1cm" svg:x="19.743cm" svg:y="10.2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9.102cm" svg:y1="6.7cm" svg:x2="19.102cm" svg:y2="8.3cm" draw:start-shape="id27" draw:start-glue-point="1" draw:end-shape="id23" draw:end-glue-point="1" svg:d="M19102 6700c780 0 780 1600 0 1600" svg:viewBox="0 0 586 1601">
          <text:p/>
        </draw:connector>
        <draw:custom-shape draw:style-name="gr20" draw:text-style-name="P9" draw:layer="layout" svg:width="0.8cm" svg:height="1cm" svg:x="19.743cm" svg:y="7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9.102cm" svg:y1="11.5cm" svg:x2="19.102cm" svg:y2="13.1cm" draw:start-shape="id25" draw:start-glue-point="1" draw:end-shape="id28" draw:end-glue-point="1" svg:d="M19102 11500c780 0 780 1600 0 1600" svg:viewBox="0 0 586 1601">
          <text:p/>
        </draw:connector>
        <draw:custom-shape draw:style-name="gr20" draw:text-style-name="P9" draw:layer="layout" svg:width="0.8cm" svg:height="1cm" svg:x="19.734cm" svg:y="11.8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2.8cm" svg:height="1cm" svg:x="10.7cm" svg:y="11.509cm">
          <text:p text:style-name="P10">success!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1.3cm" svg:height="0.8cm" svg:x="19.5cm" svg:y="13.109cm">
          <text:p text:style-name="P10">fail!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1.6cm" svg:height="0.8cm" draw:transform="rotate (-0.00261799387799158) translate (8.805cm 17.008cm)">
          <text:p text:style-name="P15"><text:span text:style-name="T2">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1.6cm" svg:height="0.8cm" draw:transform="rotate (-0.00261799387799158) translate (17.502cm 17.009cm)">
          <text:p text:style-name="P15"><text:span text:style-name="T2">b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25" draw:text-style-name="P18" draw:layer="layout" svg:width="1.259cm" svg:height="1.261cm" svg:x="10.095cm" svg:y="6.869cm">
          <text:p text:style-name="P17"><text:span text:style-name="T2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1.262cm" svg:height="1.261cm" draw:transform="rotate (-3.14159265358979) translate (12.616cm 8.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2.109cm" svg:y1="7.5cm" svg:x2="13.878cm" svg:y2="7.499cm" draw:start-shape="id29" draw:start-glue-point="6" draw:end-shape="id30" draw:end-glue-point="3" svg:d="M12109 7500c1312 0 428-1 1769-1" svg:viewBox="0 0 1770 2">
          <text:p/>
        </draw:connector>
        <draw:custom-shape draw:style-name="gr27" draw:text-style-name="P19" xml:id="id29" draw:id="id29" draw:layer="layout" svg:width="0.25cm" svg:height="0.251cm" draw:transform="rotate (-3.14159265358979) translate (12.109cm 7.6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xml:id="id30" draw:id="id30" draw:layer="layout" svg:width="1.262cm" svg:height="1.261cm" svg:x="13.878cm" svg:y="6.869cm">
          <text:p text:style-name="P17"><text:span text:style-name="T2">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1.259cm" svg:height="1.261cm" draw:transform="rotate (-3.14159265358979) translate (16.399cm 8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5.895cm" svg:y1="7.501cm" svg:x2="17.661cm" svg:y2="7.501cm" draw:start-shape="id31" draw:start-glue-point="6" svg:d="M15895 7501h1766" svg:viewBox="0 0 1767 1">
          <text:p/>
        </draw:connector>
        <draw:custom-shape draw:style-name="gr27" draw:text-style-name="P19" xml:id="id31" draw:id="id31" draw:layer="layout" svg:width="0.253cm" svg:height="0.251cm" draw:transform="rotate (-3.14159265358979) translate (15.895cm 7.6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1.459cm" svg:height="1.261cm" svg:x="17.7cm" svg:y="6.87cm">
          <text:p text:style-name="P17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1.6cm" svg:height="1.6cm" draw:transform="rotate (-3.14159265358979) translate (9.002cm 8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8.326cm" svg:y1="7.5cm" svg:x2="10.095cm" svg:y2="7.499cm" draw:start-shape="id32" draw:start-glue-point="6" svg:d="M8326 7500c1702 0 818-1 1769-1" svg:viewBox="0 0 1770 2">
          <text:p/>
        </draw:connector>
        <draw:custom-shape draw:style-name="gr27" draw:text-style-name="P19" xml:id="id32" draw:id="id32" draw:layer="layout" svg:width="0.25cm" svg:height="0.251cm" draw:transform="rotate (-3.14159265358979) translate (8.326cm 7.6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1.459cm" svg:height="1.261cm" svg:x="10.1cm" svg:y="5.27cm">
          <text:p text:style-name="P17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1.6cm" svg:height="1.6cm" draw:transform="rotate (-3.14159265358979) translate (9.002cm 6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8.326cm" svg:y1="5.9cm" svg:x2="10.095cm" svg:y2="5.899cm" draw:start-shape="id33" draw:start-glue-point="6" svg:d="M8326 5900c1702 0 818-1 1769-1" svg:viewBox="0 0 1770 2">
          <text:p/>
        </draw:connector>
        <draw:custom-shape draw:style-name="gr27" draw:text-style-name="P19" xml:id="id33" draw:id="id33" draw:layer="layout" svg:width="0.25cm" svg:height="0.251cm" draw:transform="rotate (-3.14159265358979) translate (8.326cm 6.0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1.259cm" svg:height="1.261cm" svg:x="10.095cm" svg:y="10.069cm">
          <text:p text:style-name="P17"><text:span text:style-name="T2">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1.262cm" svg:height="1.261cm" draw:transform="rotate (-3.14159265358979) translate (12.616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2.109cm" svg:y1="10.7cm" svg:x2="13.878cm" svg:y2="10.699cm" draw:start-shape="id34" draw:start-glue-point="6" draw:end-shape="id35" draw:end-glue-point="3" svg:d="M12109 10700c1312 0 428-1 1769-1" svg:viewBox="0 0 1770 2">
          <text:p/>
        </draw:connector>
        <draw:custom-shape draw:style-name="gr27" draw:text-style-name="P19" xml:id="id34" draw:id="id34" draw:layer="layout" svg:width="0.25cm" svg:height="0.251cm" draw:transform="rotate (-3.14159265358979) translate (12.109cm 10.8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xml:id="id35" draw:id="id35" draw:layer="layout" svg:width="1.262cm" svg:height="1.261cm" svg:x="13.878cm" svg:y="10.069cm">
          <text:p text:style-name="P17"><text:span text:style-name="T2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1.259cm" svg:height="1.261cm" draw:transform="rotate (-3.14159265358979) translate (16.399cm 11.3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5.895cm" svg:y1="10.701cm" svg:x2="17.661cm" svg:y2="10.701cm" draw:start-shape="id36" draw:start-glue-point="6" draw:end-shape="id37" draw:end-glue-point="3" svg:d="M15895 10701h1766" svg:viewBox="0 0 1767 1">
          <text:p/>
        </draw:connector>
        <draw:custom-shape draw:style-name="gr27" draw:text-style-name="P19" xml:id="id36" draw:id="id36" draw:layer="layout" svg:width="0.253cm" svg:height="0.251cm" draw:transform="rotate (-3.14159265358979) translate (15.895cm 10.8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xml:id="id37" draw:id="id37" draw:layer="layout" svg:width="1.259cm" svg:height="1.261cm" svg:x="17.661cm" svg:y="10.071cm">
          <text:p text:style-name="P15"><text:span text:style-name="T2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1.259cm" svg:height="1.261cm" svg:x="18.92cm" svg:y="1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xml:id="id38" draw:id="id38" draw:layer="layout" svg:width="0.253cm" svg:height="0.251cm" svg:x="19.424cm" svg:y="10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39" draw:id="id39" draw:layer="layout" svg:width="1.459cm" svg:height="1.261cm" svg:x="21.441cm" svg:y="10.07cm">
          <text:p text:style-name="P17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9.677cm" svg:y1="10.703cm" svg:x2="21.441cm" svg:y2="10.7cm" draw:start-shape="id38" draw:start-glue-point="10" draw:end-shape="id39" draw:end-glue-point="3" svg:d="M19677 10703c1323 0 441-3 1764-3" svg:viewBox="0 0 1765 4">
          <text:p/>
        </draw:connector>
        <draw:custom-shape draw:style-name="gr31" draw:text-style-name="P5" draw:layer="layout" svg:width="1.6cm" svg:height="1.6cm" draw:transform="rotate (-3.14159265358979) translate (9.002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8.326cm" svg:y1="10.7cm" svg:x2="10.095cm" svg:y2="10.699cm" draw:start-shape="id40" draw:start-glue-point="6" svg:d="M8326 10700c1702 0 818-1 1769-1" svg:viewBox="0 0 1770 2">
          <text:p/>
        </draw:connector>
        <draw:custom-shape draw:style-name="gr27" draw:text-style-name="P19" xml:id="id40" draw:id="id40" draw:layer="layout" svg:width="0.25cm" svg:height="0.251cm" draw:transform="rotate (-3.14159265358979) translate (8.326cm 10.8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1.6cm" svg:height="1.6cm" draw:transform="rotate (-3.14159265358979) translate (9.002cm 9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8.326cm" svg:y1="9.1cm" svg:x2="10.095cm" svg:y2="9.099cm" draw:start-shape="id41" draw:start-glue-point="6" svg:d="M8326 9100c1702 0 818-1 1769-1" svg:viewBox="0 0 1770 2">
          <text:p/>
        </draw:connector>
        <draw:custom-shape draw:style-name="gr27" draw:text-style-name="P19" xml:id="id41" draw:id="id41" draw:layer="layout" svg:width="0.25cm" svg:height="0.251cm" draw:transform="rotate (-3.14159265358979) translate (8.326cm 9.2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8" draw:layer="layout" svg:width="1.459cm" svg:height="1.261cm" svg:x="10.1cm" svg:y="13.27cm">
          <text:p text:style-name="P17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1.6cm" svg:height="1.6cm" draw:transform="rotate (-3.14159265358979) translate (9.002cm 14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8.326cm" svg:y1="13.9cm" svg:x2="10.095cm" svg:y2="13.899cm" draw:start-shape="id42" draw:start-glue-point="6" svg:d="M8326 13900c1702 0 818-1 1769-1" svg:viewBox="0 0 1770 2">
          <text:p/>
        </draw:connector>
        <draw:custom-shape draw:style-name="gr27" draw:text-style-name="P19" xml:id="id42" draw:id="id42" draw:layer="layout" svg:width="0.25cm" svg:height="0.251cm" draw:transform="rotate (-3.14159265358979) translate (8.326cm 14.0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459cm" svg:height="1.261cm" svg:x="10.1cm" svg:y="11.67cm">
          <text:p text:style-name="P17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1.6cm" svg:height="1.6cm" draw:transform="rotate (-3.14159265358979) translate (9.002cm 13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8.326cm" svg:y1="12.3cm" svg:x2="10.095cm" svg:y2="12.299cm" draw:start-shape="id43" draw:start-glue-point="6" svg:d="M8326 12300c1702 0 818-1 1769-1" svg:viewBox="0 0 1770 2">
          <text:p/>
        </draw:connector>
        <draw:custom-shape draw:style-name="gr27" draw:text-style-name="P19" xml:id="id43" draw:id="id43" draw:layer="layout" svg:width="0.25cm" svg:height="0.251cm" draw:transform="rotate (-3.14159265358979) translate (8.326cm 12.4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8" draw:layer="layout" svg:width="1.259cm" svg:height="1.261cm" svg:x="10.095cm" svg:y="14.869cm">
          <text:p text:style-name="P17"><text:span text:style-name="T2">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1.262cm" svg:height="1.261cm" draw:transform="rotate (-3.14159265358979) translate (12.616cm 16.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2.109cm" svg:y1="15.5cm" svg:x2="13.878cm" svg:y2="15.499cm" draw:start-shape="id44" draw:start-glue-point="6" draw:end-shape="id45" draw:end-glue-point="3" svg:d="M12109 15500c1312 0 428-1 1769-1" svg:viewBox="0 0 1770 2">
          <text:p/>
        </draw:connector>
        <draw:custom-shape draw:style-name="gr27" draw:text-style-name="P19" xml:id="id44" draw:id="id44" draw:layer="layout" svg:width="0.25cm" svg:height="0.251cm" draw:transform="rotate (-3.14159265358979) translate (12.109cm 15.6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8" xml:id="id45" draw:id="id45" draw:layer="layout" svg:width="1.262cm" svg:height="1.261cm" svg:x="13.878cm" svg:y="14.869cm">
          <text:p text:style-name="P17"><text:span text:style-name="T2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1.259cm" svg:height="1.261cm" draw:transform="rotate (-3.14159265358979) translate (16.399cm 16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5.895cm" svg:y1="15.501cm" svg:x2="17.661cm" svg:y2="15.501cm" draw:start-shape="id46" draw:start-glue-point="6" svg:d="M15895 15501h1766" svg:viewBox="0 0 1767 1">
          <text:p/>
        </draw:connector>
        <draw:custom-shape draw:style-name="gr27" draw:text-style-name="P19" xml:id="id46" draw:id="id46" draw:layer="layout" svg:width="0.253cm" svg:height="0.251cm" draw:transform="rotate (-3.14159265358979) translate (15.895cm 15.6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8" draw:layer="layout" svg:width="1.459cm" svg:height="1.261cm" svg:x="17.641cm" svg:y="14.87cm">
          <text:p text:style-name="P17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1.6cm" svg:height="1.6cm" draw:transform="rotate (-3.14159265358979) translate (9.002cm 16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8.326cm" svg:y1="15.5cm" svg:x2="10.095cm" svg:y2="15.499cm" draw:start-shape="id47" draw:start-glue-point="6" svg:d="M8326 15500c1702 0 818-1 1769-1" svg:viewBox="0 0 1770 2">
          <text:p/>
        </draw:connector>
        <draw:custom-shape draw:style-name="gr27" draw:text-style-name="P19" xml:id="id47" draw:id="id47" draw:layer="layout" svg:width="0.25cm" svg:height="0.251cm" draw:transform="rotate (-3.14159265358979) translate (8.326cm 15.6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9cm" svg:height="1.6cm" svg:x="6.202cm" svg:y="5.1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6.201cm" svg:y="6.7cm">
          <text:p text:style-name="P10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6.201cm" svg:y="8.3cm">
          <text:p text:style-name="P1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6.2cm" svg:y="9.9cm">
          <text:p text:style-name="P1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6.202cm" svg:y="11.5cm">
          <text:p text:style-name="P1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6.201cm" svg:y="13.1cm">
          <text:p text:style-name="P1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6.201cm" svg:y="14.7cm">
          <text:p text:style-name="P10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1.259cm" svg:height="1.261cm" svg:x="10.084cm" svg:y="8.458cm">
          <text:p text:style-name="P17"><text:span text:style-name="T2">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1.262cm" svg:height="1.261cm" draw:transform="rotate (-3.14159265358979) translate (12.605cm 9.7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2.098cm" svg:y1="9.089cm" svg:x2="13.867cm" svg:y2="9.088cm" draw:start-shape="id48" draw:start-glue-point="6" svg:d="M12098 9089c1702 0 818-1 1769-1" svg:viewBox="0 0 1770 2">
          <text:p/>
        </draw:connector>
        <draw:custom-shape draw:style-name="gr27" draw:text-style-name="P19" xml:id="id48" draw:id="id48" draw:layer="layout" svg:width="0.25cm" svg:height="0.251cm" draw:transform="rotate (-3.14159265358979) translate (12.098cm 9.2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8" draw:layer="layout" svg:width="1.459cm" svg:height="1.261cm" svg:x="13.889cm" svg:y="8.489cm">
          <text:p text:style-name="P17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5.5cm" svg:height="1.6cm" svg:x="0cm" svg:y="-2.2cm">
          <text:p text:style-name="P1"><text:span text:style-name="T1">Separate chaining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6cm" svg:height="0.802cm" draw:transform="rotate (-0.00261799387799158) translate (7.4cm 16.294cm)">
          <text:p text:style-name="P11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e" svg:font-family="Calibre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24T11:35:58.298000000</dc:date>
    <meta:editing-duration>P2DT9H16M10S</meta:editing-duration>
    <meta:editing-cycles>150</meta:editing-cycles>
    <meta:generator>LibreOffice/6.4.5.2$Windows_X86_64 LibreOffice_project/a726b36747cf2001e06b58ad5db1aa3a9a1872d6</meta:generator>
    <meta:document-statistic meta:object-count="203"/>
  </office:meta>
</office:document-meta>
</file>